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2608FF27E1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Keyboard O" svg:font-family="'Linux Biolinum Keyboard O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MathJax_SansSerif" svg:font-family="MathJax_SansSerif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text-properties style:font-name="URW Gothic L"/>
    </style:style>
    <style:style style:name="P2" style:family="paragraph">
      <style:text-properties style:font-name="MathJax_SansSerif" fo:font-size="32pt"/>
    </style:style>
    <style:style style:name="P3" style:family="paragraph">
      <style:text-properties style:font-name="MathJax_SansSerif"/>
    </style:style>
    <style:style style:name="T1" style:family="text">
      <style:text-properties style:font-name="URW Gothic L"/>
    </style:style>
    <style:style style:name="T2" style:family="text">
      <style:text-properties style:font-name="MathJax_Sans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ACT 4.5 – Guitare connectée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2"><text:span text:style-name="T2">Présentation des résultats du module SES</text:span></text:p>
            <text:p text:style-name="P2"><text:span text:style-name="T2"/></text:p>
            <text:p text:style-name="P2"><text:span text:style-name="T2">Entretiens semi-directif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795cm" svg:x="1.4cm" svg:y="0.693cm" presentation:class="title" presentation:user-transformed="true">
          <draw:text-box>
            <text:p text:style-name="P1"><text:span text:style-name="T1">Rappel du but du projet PACT 4.5 : la guitare connectée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L'utilisateur est un débutant en guitare</text:span></text:p>
                <text:p><text:span text:style-name="T2"/></text:p>
              </text:list-item>
              <text:list-item>
                <text:p><text:span text:style-name="T2">L'application lui indique où placer ses doigts et quelles cordes pincer à l'aide d'un bandeau de LEDs</text:span></text:p>
                <text:p><text:span text:style-name="T2"/></text:p>
              </text:list-item>
              <text:list-item>
                <text:p><text:span text:style-name="T2">L'application enregistre et évalue sa peformance, et communique le résultat de cette évaluation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795cm" svg:x="1.4cm" svg:y="0.693cm" presentation:class="title" presentation:user-transformed="true">
          <draw:text-box>
            <text:p text:style-name="P1"><text:span text:style-name="T1">Points abordés par le questionnaire semi-directif</text:span></text:p>
          </draw:text-box>
        </draw:frame>
        <draw:frame presentation:style-name="pr5" draw:layer="layout" svg:width="25.199cm" svg:height="12.179cm" svg:x="1.4cm" svg:y="6.421cm" presentation:class="outline" presentation:user-transformed="true">
          <draw:text-box>
            <text:list text:style-name="L3">
              <text:list-item>
                <text:p><text:span text:style-name="T2">Point le plus important : le projet est-il intéressant et viable ?</text:span></text:p>
              </text:list-item>
              <text:list-item>
                <text:p><text:span text:style-name="T2">Points relativement importants pour la suite du projet (évaluation en temps réel ? Téléphone ou tablette?)</text:span></text:p>
              </text:list-item>
              <text:list-item>
                <text:p><text:span text:style-name="T2">Points plus techniques, moins importants (tablatures ou partitions ? Communication des erreurs ?)</text:span></text:p>
              </text:list-item>
              <text:list-item>
                <text:p><text:span text:style-name="T2">Commentaires généraux, échange libre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fils des personnes interviewées</text:span></text:p>
          </draw:text-box>
        </draw:frame>
        <draw:frame presentation:style-name="pr5" draw:text-style-name="P3" draw:layer="layout" svg:width="25.199cm" svg:height="12.179cm" svg:x="1.4cm" svg:y="6.2cm" presentation:class="outline" presentation:user-transformed="true">
          <draw:text-box>
            <text:list text:style-name="L3">
              <text:list-item>
                <text:p text:style-name="P3"><text:span text:style-name="T2">Nécessité d'une grande étendue de profils : du guitariste novice (client potentiel) au professeur de guitare (très apte à donner des conseils sur l'apprentissage de la guitare)</text:span></text:p>
                <text:p text:style-name="P3"><text:span text:style-name="T2"/></text:p>
              </text:list-item>
              <text:list-item>
                <text:p text:style-name="P3"><text:span text:style-name="T2">Résultat : nous avons interviewé 6 personnes, du novice au professeur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port des entretiens</text:span></text:p>
          </draw:text-box>
        </draw:frame>
        <draw:frame presentation:style-name="pr5" draw:text-style-name="P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3"><text:span text:style-name="T2">Certaines petites décisions du projet ont été entièrement déterminées par les entretiens : par exemple, la manière de communiquer les erreurs en temps réel</text:span></text:p>
              </text:list-item>
              <text:list-item>
                <text:p text:style-name="P3"><text:span text:style-name="T2">Suggestions d'approfondissement : <text:s/>création d'un « réseau social » avec interactions maîtres-élèves, etc.</text:span></text:p>
              </text:list-item>
              <text:list-item>
                <text:p text:style-name="P3"><text:span text:style-name="T2">LE PLUS IMPORTANT : toutes les personnes ont approuvé le projet et se sont montré intéressé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clusion</text:span></text:p>
          </draw:text-box>
        </draw:frame>
        <draw:frame presentation:style-name="pr5" draw:layer="layout" svg:width="25.199cm" svg:height="14.286cm" svg:x="1.4cm" svg:y="4.914cm" presentation:class="outline" presentation:user-transformed="true">
          <draw:text-box>
            <text:list text:style-name="L3">
              <text:list-item>
                <text:p><text:span text:style-name="T2">Les entretiens semi-directifs nous ont permis de prendre des décisions mineures vis-a-vis du projet, mais celles-ci ne s'appliqueront qu'au PAN3 ou 4</text:span></text:p>
              </text:list-item>
              <text:list-item>
                <text:p><text:span text:style-name="T2">Nous avons décidé de d'abord construire le projet selon les contraintes techniques, puis de chercher à satisfaire les utilisateurs (par exemple : communication des erreurs en temps réel)</text:span></text:p>
              </text:list-item>
              <text:list-item>
                <text:p><text:span text:style-name="T2">Le projet a été jugé valide et pertinent par tous les utilisateurs : c'était l'apport le plus important des entretiens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Keyboard O" svg:font-family="'Linux Biolinum Keyboard O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MathJax_SansSerif" svg:font-family="MathJax_SansSerif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780000002608FF27E1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itmap_20_1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rentin Llorca</meta:initial-creator>
    <meta:creation-date>2017-01-30T16:18:10.830575419</meta:creation-date>
    <dc:date>2017-01-30T17:11:42.648449003</dc:date>
    <dc:creator>Corentin Llorca</dc:creator>
    <meta:editing-duration>PT57S</meta:editing-duration>
    <meta:editing-cycles>1</meta:editing-cycles>
    <meta:document-statistic meta:object-count="45"/>
    <meta:generator>LibreOffice/4.3.3.2$Linux_X86_64 LibreOffice_project/430m0$Build-2</meta:generator>
  </office:meta>
</office:document-meta>
</file>